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rran-society-a-new-social-contract"/>Terran Society: A New Social Contract<text:bookmark-end text:name="terran-society-a-new-social-contract"/></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systems of governance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1"><text:span text:style-name="T1">Protect the Rights of the People</text:span> – Every member’s fundamental rights are guaranteed and actively defended</text:p>
        </text:list-item>
        <text:list-item>
          <text:p text:style-name="P1"><text:span text:style-name="T1">Meet Basic Needs</text:span> – Ensure all members have access to clean food, water, air, shelter, safety, privacy, information, travel, and healthcare</text:p>
        </text:list-item>
        <text:list-item>
          <text:p text:style-name="P1"><text:span text:style-name="T1">Provide Just Governance</text:span> – Create transparent, accountable systems for collective decision-making</text:p>
        </text:list-item>
        <text:list-item>
          <text:p text:style-name="P1"><text:span text:style-name="T1">Enable Peaceful Resolution</text:span> – Establish fair processes for resolving disputes without violence</text:p>
        </text:list-item>
        <text:list-item>
          <text:p text:style-name="P1"><text:span text:style-name="T1">Ensure Common Defense</text:span> – Protect the society and its members from external threats</text:p>
        </text:list-item>
        <text:list-item>
          <text:p text:style-name="P1"><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ance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2"><text:span text:style-name="T1">Decentralization</text:span> – Power is distributed across regions and branches, preventing dangerous concentrations</text:p>
        </text:list-item>
        <text:list-item>
          <text:p text:style-name="P2"><text:span text:style-name="T1">Transparency</text:span> – The Fair Witness branch ensures all Society operations are recorded and public</text:p>
        </text:list-item>
        <text:list-item>
          <text:p text:style-name="P2"><text:span text:style-name="T1">Direct Accountability</text:span> – Most major positions are directly elected by the people they serve</text:p>
        </text:list-item>
        <text:list-item>
          <text:p text:style-name="P2"><text:span text:style-name="T1">Rights-First Approach</text:span> – The Rights of the People cannot be legislated away</text:p>
        </text:list-item>
        <text:list-item>
          <text:p text:style-name="P2"><text:span text:style-name="T1">Practical Scale</text:span> – Regions are sized for responsive governance (maximum 20-25 million 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3"><text:span text:style-name="T1">Basic Principles</text:span> – The fundamental values guiding all operations</text:p>
        </text:list-item>
        <text:list-item>
          <text:p text:style-name="P3"><text:span text:style-name="T1">Rights of the People</text:span> – The complete enumeration of protected rights</text:p>
        </text:list-item>
        <text:list-item>
          <text:p text:style-name="P3"><text:span text:style-name="T1">Organizational Structure</text:span> – Detailed explanation of each tier and branch</text:p>
        </text:list-item>
        <text:list-item>
          <text:p text:style-name="P3"><text:span text:style-name="T1">Roles and Responsibilities</text:span> – Clear definitions of every position and duty</text:p>
        </text:list-item>
        <text:list-item>
          <text:p text:style-name="P3"><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Society manage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tiers.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permanent underclass and ensures that everyone maintains a stake in the system.</text:p>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Society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Right 31<text:bookmark-end text:name="right-31"/></text:h>
      <text:p text:style-name="First_20_paragraph">This defining of certain rights, shall not be construed to deny or disparage others retained by the People.</text:p>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organizational-hierarchy"/>Organizational Hierarchy<text:bookmark-end text:name="organizational-hierarchy"/></text:h>
      <text:p text:style-name="First_20_paragraph">The structure operates on clear hierarchical principles:</text:p>
      <text:p text:style-name="Text_20_body"><text:span text:style-name="T1">District Level:</text:span> - Council of Elders (7-9 members) - District Representative (to Regional Council)</text:p>
      <text:p text:style-name="Text_20_body"><text:span text:style-name="T1">Regional Level:</text:span> - <text:span text:style-name="T1">Executive Branch</text:span>: Five offices, each headed by an elected official with subordinate staff - Office of Regional Administrator (with Deputy, Directors of Elections/Infrastructure/Public Services) - Office of Regional Treasurer (with Deputy, Directors of Budget/Audits) - Office of Regional Sheriff (with Deputy Sheriff, Marshal, Chief Investigator) - Office of Regional Environmental Guardian (with Deputy, Directors of Monitoring/Restoration) - Office of Regional Ambassador (with Deputy, Economic Development Director, Consular Officer) - <text:span text:style-name="T1">Legislative Branch</text:span>: Regional Council of the People (one Representative per District) - <text:span text:style-name="T1">Judicial Branch</text:span>: Three offices - Office of Guarantor of Rights (with Rights Investigator) - Office of Facilitator of the Court (with Court Administrator) - Office of Public Arbitrator - <text:span text:style-name="T1">Fair Witness Branch</text:span>: Regional Fair Witness Council</text:p>
      <text:p text:style-name="Text_20_body"><text:span text:style-name="T1">World Level:</text:span> - <text:span text:style-name="T1">Executive Branch</text:span>: World Executive Council plus five offices (Administrator, Treasurer, Ambassador, Sheriff, Environmental Guardian) - <text:span text:style-name="T1">Legislative Branch</text:span>: Council of the Regions (Regional representation) and World Council of the People - <text:span text:style-name="T1">Judicial Branch</text:span>: World Court (handles inter-Regional disputes) - <text:span text:style-name="T1">Fair Witness Branch</text:span>: World Fair Witness Council - <text:span text:style-name="T1">Military Branch</text:span>: World Defense Force, Defense Force Intelligence, Defense Force Council</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world-wide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pan text:style-name="T1">Military Branch</text:span>: Planetary defense and intelligence gathering under civilian oversight</text:p>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4">Seven to nine elected Elders, depending on District population</text:p>
        </text:list-item>
        <text:list-item>
          <text:p text:style-name="P4">Three-year terms with staggered elections (one-third up for election each year)</text:p>
        </text:list-item>
        <text:list-item>
          <text:p text:style-name="P4">No term limits</text:p>
        </text:list-item>
        <text:list-item>
          <text:p text:style-name="P4">Candidates must demonstrate compassion and love for children</text:p>
        </text:list-item>
        <text:list-item>
          <text:p text:style-name="P4">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5">Transparent candidate disclosure</text:p>
        </text:list-item>
        <text:list-item>
          <text:p text:style-name="P5">Public forums for debate and questions</text:p>
        </text:list-item>
        <text:list-item>
          <text:p text:style-name="P5">Physical ballots verified by voters</text:p>
        </text:list-item>
        <text:list-item>
          <text:p text:style-name="P5">Ballots counted publicly and retained for 10 years</text:p>
        </text:list-item>
        <text:list-item>
          <text:p text:style-name="P5">No party affiliation required</text:p>
        </text:list-item>
        <text:list-item>
          <text:p text:style-name="P5">No money in campaigns</text:p>
        </text:list-item>
      </text:list>
      <text:h text:style-name="Heading_20_2" text:outline-level="2"><text:bookmark-start text:name="regional-executive-branch"/>Regional Executive Branch<text:bookmark-end text:name="regional-executive-branch"/></text:h>
      <text:p text:style-name="First_20_paragraph">The Regional Executive Branch administers daily operations, public services, and implementation of legislation. It consists of five major offices, each headed by an elected official with supporting staff.</text:p>
      <text:h text:style-name="Heading_20_3" text:outline-level="3"><text:bookmark-start text:name="office-of-regional-administrator"/>Office of Regional Administrator<text:bookmark-end text:name="office-of-regional-administrator"/></text:h>
      <text:p text:style-name="First_20_paragraph">Manages Regional operations, facilities, staffing, elections, and public service infrastructure</text:p>
      <text:h text:style-name="Heading_20_4" text:outline-level="4"><text:bookmark-start text:name="regional-administrator"/>Regional Administrator<text:bookmark-end text:name="regional-administrator"/></text:h>
      <text:p text:style-name="First_20_paragraph">Chief administrative officer managing Regional operations and infrastructure</text:p>
      <text:p text:style-name="Text_20_body"><text:span text:style-name="T1">Key Responsibilities:</text:span></text:p>
      <text:list text:style-name="L6">
        <text:list-item>
          <text:p text:style-name="P6"><text:span text:style-name="T1">Government Operations</text:span>: Administer regional government buildings, facilities, operations and related staffing</text:p>
        </text:list-item>
        <text:list-item>
          <text:p text:style-name="P6"><text:span text:style-name="T1">Election Administration</text:span>: Ensure clean, well-managed election process with public forum for candidate debate</text:p>
        </text:list-item>
        <text:list-item>
          <text:p text:style-name="P6"><text:span text:style-name="T1">Equitable Services</text:span>: Ensure equitable distribution of benefits and services across all Districts</text:p>
        </text:list-item>
        <text:list-item>
          <text:p text:style-name="P6"><text:span text:style-name="T1">Infrastructure Management</text:span>: Oversee communications, networking, and infrastructure services and systems</text:p>
        </text:list-item>
        <text:list-item>
          <text:p text:style-name="P6"><text:span text:style-name="T1">Public Service Cooperatives</text:span>: Facilitate creation of Public Service Cooperatives for utilities, ports, transit, etc.</text:p>
        </text:list-item>
        <text:list-item>
          <text:p text:style-name="P6"><text:span text:style-name="T1">Medical Facilities</text:span>: Assure proper medical facilities and resources are available throughout the Region</text:p>
        </text:list-item>
        <text:list-item>
          <text:p text:style-name="P6"><text:span text:style-name="T1">Fire Services</text:span>: Maintain Fire Stations and conduct fire safety inspections and enforcement</text:p>
        </text:list-item>
        <text:list-item>
          <text:p text:style-name="P6"><text:span text:style-name="T1">Cooperative Templates</text:span>: Prepare organizational templates for cooperatives for legislative approval</text:p>
        </text:list-item>
        <text:list-item>
          <text:p text:style-name="P6"><text:span text:style-name="T1">Cooperative Assistance</text:span>: Assist people and organizations in applying for and launching approved cooperatives</text:p>
        </text:list-item>
      </text:list>
      <text:p text:style-name="First_20_paragraph"><text:span text:style-name="T1">Subordinate Roles:</text:span></text:p>
      <text:list text:style-name="L7">
        <text:list-item>
          <text:p text:style-name="P7"><text:span text:style-name="T1">Deputy Administrator</text:span>: Assists Administrator and may act in their absence</text:p>
        </text:list-item>
        <text:list-item>
          <text:p text:style-name="P7"><text:span text:style-name="T1">Director of Elections</text:span>: Manages clean, transparent election process including public forums for debate</text:p>
        </text:list-item>
        <text:list-item>
          <text:p text:style-name="P7"><text:span text:style-name="T1">Director of Infrastructure</text:span>: Oversees communications, networking, and infrastructure systems</text:p>
        </text:list-item>
        <text:list-item>
          <text:p text:style-name="P7"><text:span text:style-name="T1">Director of Public Services</text:span>: Coordinates creation and oversight of Public Service Cooperatives</text:p>
        </text:list-item>
      </text:list>
      <text:h text:style-name="Heading_20_3" text:outline-level="3"><text:bookmark-start text:name="office-of-regional-treasurer"/>Office of Regional Treasurer<text:bookmark-end text:name="office-of-regional-treasurer"/></text:h>
      <text:p text:style-name="First_20_paragraph">Manages regional budget, taxation, benefits accounts, audits, and financial oversight</text:p>
      <text:h text:style-name="Heading_20_4" text:outline-level="4"><text:bookmark-start text:name="regional-treasurer"/>Regional Treasurer<text:bookmark-end text:name="regional-treasurer"/></text:h>
      <text:p text:style-name="First_20_paragraph">Chief financial officer managing regional budget, taxation, and financial oversight</text:p>
      <text:p text:style-name="Text_20_body"><text:span text:style-name="T1">Key Responsibilities:</text:span></text:p>
      <text:list text:style-name="L8">
        <text:list-item>
          <text:p text:style-name="P8"><text:span text:style-name="T1">Budget Preparation</text:span>: Prepare budget proposals for legislative approval on 1, 2, or 3 year cycles</text:p>
        </text:list-item>
        <text:list-item>
          <text:p text:style-name="P8"><text:span text:style-name="T1">Benefits Accounts</text:span>: Maintain a benefits account for each person residing in the Region</text:p>
        </text:list-item>
        <text:list-item>
          <text:p text:style-name="P8"><text:span text:style-name="T1">Tax Administration</text:span>: Administer taxation and collection as defined by legislation</text:p>
        </text:list-item>
        <text:list-item>
          <text:p text:style-name="P8"><text:span text:style-name="T1">Regional Bank Oversight</text:span>: Appoint five-member Board of Directors of Regional Bank, subject to legislative approval</text:p>
        </text:list-item>
        <text:list-item>
          <text:p text:style-name="P8"><text:span text:style-name="T1">Cooperative Financial Support</text:span>: Assist in conversion/creation of cooperatives from the financial perspective</text:p>
        </text:list-item>
        <text:list-item>
          <text:p text:style-name="P8"><text:span text:style-name="T1">Audit Authority</text:span>: Authority and duty to audit regional management, registered businesses, and cooperatives</text:p>
        </text:list-item>
        <text:list-item>
          <text:p text:style-name="P8"><text:span text:style-name="T1">Forensic Investigation</text:span>: Conduct forensic audit as part of criminal investigation when required</text:p>
        </text:list-item>
      </text:list>
      <text:p text:style-name="First_20_paragraph"><text:span text:style-name="T1">Subordinate Roles:</text:span></text:p>
      <text:list text:style-name="L9">
        <text:list-item>
          <text:p text:style-name="P9"><text:span text:style-name="T1">Deputy Treasurer</text:span>: Assists Treasurer and manages specific financial departments</text:p>
        </text:list-item>
        <text:list-item>
          <text:p text:style-name="P9"><text:span text:style-name="T1">Director of Budget</text:span>: Prepares budget proposals and monitors budget execution</text:p>
        </text:list-item>
        <text:list-item>
          <text:p text:style-name="P9"><text:span text:style-name="T1">Director of Audits</text:span>: Conducts audits of regional management, businesses, and cooperatives</text:p>
        </text:list-item>
      </text:list>
      <text:h text:style-name="Heading_20_3" text:outline-level="3"><text:bookmark-start text:name="office-of-regional-sheriff"/>Office of Regional Sheriff<text:bookmark-end text:name="office-of-regional-sheriff"/></text:h>
      <text:p text:style-name="First_20_paragraph">Protects Rights of the People, conducts investigations, maintains public safety, and emergency response</text:p>
      <text:h text:style-name="Heading_20_4" text:outline-level="4"><text:bookmark-start text:name="regional-sheriff"/>Regional Sheriff<text:bookmark-end text:name="regional-sheriff"/></text:h>
      <text:p text:style-name="First_20_paragraph">Chief law enforcement officer responsible for protecting Rights of the People</text:p>
      <text:p text:style-name="Text_20_body"><text:span text:style-name="T1">Key Responsibilities:</text:span></text:p>
      <text:list text:style-name="L10">
        <text:list-item>
          <text:p text:style-name="P10"><text:span text:style-name="T1">Rights Protection</text:span>: Responsible for protecting the Rights of the People as primary duty</text:p>
        </text:list-item>
        <text:list-item>
          <text:p text:style-name="P10"><text:span text:style-name="T1">Physical Fitness</text:span>: Ensure officers are physically fit, trained in self-defense and safe non-lethal subduing techniques</text:p>
        </text:list-item>
        <text:list-item>
          <text:p text:style-name="P10"><text:span text:style-name="T1">Criminal Investigation</text:span>: Conduct criminal investigations and maintain forensic laboratory capabilities</text:p>
        </text:list-item>
        <text:list-item>
          <text:p text:style-name="P10"><text:span text:style-name="T1">Emergency Response</text:span>: Maintain accessibility and ability to respond to emergency calls of all types including rescue</text:p>
        </text:list-item>
        <text:list-item>
          <text:p text:style-name="P10"><text:span text:style-name="T1">Inter-Regional Coordination</text:span>: Coordinate with World Sheriff on matters involving inter-regional crime</text:p>
        </text:list-item>
        <text:list-item>
          <text:p text:style-name="P10"><text:span text:style-name="T1">Whistleblower Protection</text:span>: Provide protection to members who report official misconduct or serious crime</text:p>
        </text:list-item>
      </text:list>
      <text:p text:style-name="First_20_paragraph"><text:span text:style-name="T1">Subordinate Roles:</text:span></text:p>
      <text:list text:style-name="L11">
        <text:list-item>
          <text:p text:style-name="P11"><text:span text:style-name="T1">Deputy Sheriff</text:span>: Senior law enforcement officer assisting Sheriff in operations</text:p>
        </text:list-item>
        <text:list-item>
          <text:p text:style-name="P11"><text:span text:style-name="T1">Marshal</text:span>: Field law enforcement officer trained in non-lethal force and investigation</text:p>
        </text:list-item>
        <text:list-item>
          <text:p text:style-name="P11"><text:span text:style-name="T1">Chief Investigator</text:span>: Leads criminal investigations and forensic laboratory operations</text:p>
        </text:list-item>
      </text:list>
      <text:h text:style-name="Heading_20_3" text:outline-level="3"><text:bookmark-start text:name="office-of-regional-environmental-guardian"/>Office of Regional Environmental Guardian<text:bookmark-end text:name="office-of-regional-environmental-guardian"/></text:h>
      <text:p text:style-name="First_20_paragraph">Environmental protection, pollution monitoring, ecosystem restoration, and enforcement of environmental standards</text:p>
      <text:h text:style-name="Heading_20_4" text:outline-level="4"><text:bookmark-start text:name="regional-environmental-guardian"/>Regional Environmental Guardian<text:bookmark-end text:name="regional-environmental-guardian"/></text:h>
      <text:p text:style-name="First_20_paragraph">Chief environmental officer for regional environmental protection and restoration</text:p>
      <text:p text:style-name="Text_20_body"><text:span text:style-name="T1">Key Responsibilities:</text:span></text:p>
      <text:list text:style-name="L12">
        <text:list-item>
          <text:p text:style-name="P12"><text:span text:style-name="T1">Environmental Protection</text:span>: Conduct regional environmental protection and ecosystem restoration operations</text:p>
        </text:list-item>
        <text:list-item>
          <text:p text:style-name="P12"><text:span text:style-name="T1">Pollution Testing</text:span>: Pro-actively test for pollution and environmental damage</text:p>
        </text:list-item>
        <text:list-item>
          <text:p text:style-name="P12"><text:span text:style-name="T1">Data Consolidation</text:span>: Consolidate environmental monitoring data and report to World Environmental Guardian</text:p>
        </text:list-item>
        <text:list-item>
          <text:p text:style-name="P12"><text:span text:style-name="T1">Methods Development</text:span>: Develop and evaluate environmental protection techniques, methods, and technology</text:p>
        </text:list-item>
        <text:list-item>
          <text:p text:style-name="P12"><text:span text:style-name="T1">Waste Management</text:span>: Ensure toxic industrial byproducts are rendered stable before release to environment</text:p>
        </text:list-item>
        <text:list-item>
          <text:p text:style-name="P12"><text:span text:style-name="T1">Resource Standards</text:span>: Ensure natural resource extraction conforms to respectful, legislatively-determined standards</text:p>
        </text:list-item>
        <text:list-item>
          <text:p text:style-name="P12"><text:span text:style-name="T1">Complaint Investigation</text:span>: Receive and investigate environmental concern reports from members</text:p>
        </text:list-item>
        <text:list-item>
          <text:p text:style-name="P12"><text:span text:style-name="T1">Remediation Planning</text:span>: Determine plans for environmental repair and restoration, then implement them</text:p>
        </text:list-item>
        <text:list-item>
          <text:p text:style-name="P12"><text:span text:style-name="T1">Resource Coordination</text:span>: First point of dispute resolution and coordination regarding resources within Region</text:p>
        </text:list-item>
        <text:list-item>
          <text:p text:style-name="P12"><text:span text:style-name="T1">Technical Assistance</text:span>: Provide information and technical assistance to organizations with environmental impact</text:p>
        </text:list-item>
        <text:list-item>
          <text:p text:style-name="P12"><text:span text:style-name="T1">Standards Proposal</text:span>: Propose environmental and health safety standards to the Council of the People</text:p>
        </text:list-item>
      </text:list>
      <text:p text:style-name="First_20_paragraph"><text:span text:style-name="T1">Subordinate Roles:</text:span></text:p>
      <text:list text:style-name="L13">
        <text:list-item>
          <text:p text:style-name="P13"><text:span text:style-name="T1">Deputy Environmental Guardian</text:span>: Assists Environmental Guardian in environmental operations</text:p>
        </text:list-item>
        <text:list-item>
          <text:p text:style-name="P13"><text:span text:style-name="T1">Director of Environmental Monitoring</text:span>: Oversees pollution testing and environmental damage assessment</text:p>
        </text:list-item>
        <text:list-item>
          <text:p text:style-name="P13"><text:span text:style-name="T1">Director of Restoration</text:span>: Plans and implements ecosystem restoration projects</text:p>
        </text:list-item>
      </text:list>
      <text:h text:style-name="Heading_20_3" text:outline-level="3"><text:bookmark-start text:name="office-of-regional-ambassador"/>Office of Regional Ambassador<text:bookmark-end text:name="office-of-regional-ambassador"/></text:h>
      <text:p text:style-name="First_20_paragraph">Promotes commerce, tourism, economic development, and assists regional members traveling in other Regions</text:p>
      <text:h text:style-name="Heading_20_4" text:outline-level="4"><text:bookmark-start text:name="regional-ambassador"/>Regional Ambassador<text:bookmark-end text:name="regional-ambassador"/></text:h>
      <text:p text:style-name="First_20_paragraph">Chief diplomatic officer promoting commerce, tourism, and regional interests</text:p>
      <text:p text:style-name="Text_20_body"><text:span text:style-name="T1">Key Responsibilities:</text:span></text:p>
      <text:list text:style-name="L14">
        <text:list-item>
          <text:p text:style-name="P14"><text:span text:style-name="T1">Commerce Promotion</text:span>: Promote commerce, tourism, and other economic development</text:p>
        </text:list-item>
        <text:list-item>
          <text:p text:style-name="P14"><text:span text:style-name="T1">Traveler Assistance</text:span>: Assist travelers in far away Regions and help residents vote when away from home</text:p>
        </text:list-item>
        <text:list-item>
          <text:p text:style-name="P14"><text:span text:style-name="T1">Regional Image</text:span>: Promote a positive and unifying image of the Region</text:p>
        </text:list-item>
        <text:list-item>
          <text:p text:style-name="P14"><text:span text:style-name="T1">Inter-Regional Trade</text:span>: Promote economic development and inter-regional trade opportunities</text:p>
        </text:list-item>
      </text:list>
      <text:p text:style-name="First_20_paragraph"><text:span text:style-name="T1">Subordinate Roles:</text:span></text:p>
      <text:list text:style-name="L15">
        <text:list-item>
          <text:p text:style-name="P15"><text:span text:style-name="T1">Deputy Ambassador</text:span>: Assists Ambassador in diplomatic and economic development functions</text:p>
        </text:list-item>
        <text:list-item>
          <text:p text:style-name="P15"><text:span text:style-name="T1">Economic Development Director</text:span>: Promotes commerce, trade, and economic opportunities for the Region</text:p>
        </text:list-item>
        <text:list-item>
          <text:p text:style-name="P15"><text:span text:style-name="T1">Consular Officer</text:span>: Assists regional members traveling in other Regions</text:p>
        </text:list-item>
      </text:list>
      <text:h text:style-name="Heading_20_3" text:outline-level="3"><text:bookmark-start text:name="executive-council-coordination"/>Executive Council Coordination<text:bookmark-end text:name="executive-council-coordination"/></text:h>
      <text:p text:style-name="First_20_paragraph">The five elected heads of the Regional Executive offices form the Executive Council. This council coordinates executive operations, discusses inter-departmental matters, and ensures unified implementation of Regional policy.</text:p>
      <text:p text:style-name="Text_20_body"><text:span text:style-name="T1">Executive Authority:</text:span></text:p>
      <text:list text:style-name="L16">
        <text:list-item>
          <text:p text:style-name="P16">Implement laws passed by the Regional Council</text:p>
        </text:list-item>
        <text:list-item>
          <text:p text:style-name="P16">Manage Regional budget and operations</text:p>
        </text:list-item>
        <text:list-item>
          <text:p text:style-name="P16">Provide public services to all Districts</text:p>
        </text:list-item>
        <text:list-item>
          <text:p text:style-name="P16">Sign or veto legislation (First Executive)</text:p>
        </text:list-item>
        <text:list-item>
          <text:p text:style-name="P16">Appoint department heads (subject to Council approval)</text:p>
        </text:list-item>
        <text:list-item>
          <text:p text:style-name="P16">No authority to remove elected officials</text:p>
        </text:list-item>
      </text:list>
      <text:p text:style-name="First_20_paragraph"><text:span text:style-name="T1">Executive Accountability:</text:span></text:p>
      <text:list text:style-name="L17">
        <text:list-item>
          <text:p text:style-name="P17">All executive officials are directly elected by the people</text:p>
        </text:list-item>
        <text:list-item>
          <text:p text:style-name="P17">Subject to impeachment by Regional Council for cause</text:p>
        </text:list-item>
        <text:list-item>
          <text:p text:style-name="P17">Operations observed by Fair Witnesses for transparency</text:p>
        </text:list-item>
        <text:list-item>
          <text:p text:style-name="P17">Budget and spending subject to legislative approval</text:p>
        </text:list-item>
      </text:list>
      <text:h text:style-name="Heading_20_2" text:outline-level="2"><text:bookmark-start text:name="legislative-branch"/>Legislative Branch<text:bookmark-end text:name="legislative-branch"/></text:h>
      <text:p text:style-name="First_20_paragraph">The Legislative Branch is the primary law-making and oversight body within Terran Society. It operates at both District and Regional levels, with elected representatives directly accountable to the people they serve.</text:p>
      <text:h text:style-name="Heading_20_3" text:outline-level="3"><text:bookmark-start text:name="regional-council-of-the-people"/>Regional Council of the People<text:bookmark-end text:name="regional-council-of-the-people"/></text:h>
      <text:p text:style-name="First_20_paragraph">Representative legislative body with one seat per District, passes laws, approves budgets, charters cooperatives</text:p>
      <text:h text:style-name="Heading_20_4" text:outline-level="4"><text:bookmark-start text:name="structure-and-composition"/>Structure and Composition<text:bookmark-end text:name="structure-and-composition"/></text:h>
      <text:p text:style-name="First_20_paragraph">The Regional Council consists of elected Representatives, with one Representative per District. This ensures direct representation of local interests at the Regional level.</text:p>
      <text:h text:style-name="Heading_20_4" text:outline-level="4"><text:bookmark-start text:name="roles-and-responsibilities"/>Roles and Responsibilities<text:bookmark-end text:name="roles-and-responsibilities"/></text:h>
      <text:p text:style-name="First_20_paragraph"><text:span text:style-name="T1">Representative</text:span></text:p>
      <text:p text:style-name="Text_20_body">Elected representative from a District to the Regional Council of the People</text:p>
      <text:list text:style-name="L18">
        <text:list-item>
          <text:p text:style-name="P18"><text:span text:style-name="T1">Budget Approval</text:span>: Approve regional budget on 1, 2, or 3 year cycle</text:p>
        </text:list-item>
        <text:list-item>
          <text:p text:style-name="P18"><text:span text:style-name="T1">Cooperative Development</text:span>: Work with Executive Council developing organizational models for Public Service Cooperatives</text:p>
        </text:list-item>
        <text:list-item>
          <text:p text:style-name="P18"><text:span text:style-name="T1">Cooperative Chartering</text:span>: Charter and fund approved public and private service cooperatives</text:p>
        </text:list-item>
        <text:list-item>
          <text:p text:style-name="P18"><text:span text:style-name="T1">Investigative Hearings</text:span>: Hold public investigative hearings as needed</text:p>
        </text:list-item>
        <text:list-item>
          <text:p text:style-name="P18"><text:span text:style-name="T1">Environmental Standards</text:span>: Legislate environmental protection standards for use of natural resources</text:p>
        </text:list-item>
        <text:list-item>
          <text:p text:style-name="P18"><text:span text:style-name="T1">Resource Allocation</text:span>: Allocate land and water resources fairly with objective standards</text:p>
        </text:list-item>
        <text:list-item>
          <text:p text:style-name="P18"><text:span text:style-name="T1">Impeachment Authority</text:span>: Impeach and remove elected officials of Executive, Judicial, or Fair Witness for cause</text:p>
        </text:list-item>
        <text:list-item>
          <text:p text:style-name="P18"><text:span text:style-name="T1">Contributed Service Rules</text:span>: Establish objective rules for Administrator to manage Contributed Service</text:p>
        </text:list-item>
        <text:list-item>
          <text:p text:style-name="P18"><text:span text:style-name="T1">Veto Override</text:span>: Override Executive Council veto with three-fourths majority vote</text:p>
        </text:list-item>
        <text:list-item>
          <text:p text:style-name="P18"><text:span text:style-name="T1">Penalties Definition</text:span>: Define major/minor violations and specify appropriate maximum and minimum penalties</text:p>
        </text:list-item>
      </text:list>
      <text:h text:style-name="Heading_20_4" text:outline-level="4"><text:bookmark-start text:name="administrative-roles"/>Administrative Roles<text:bookmark-end text:name="administrative-roles"/></text:h>
      <text:p text:style-name="First_20_paragraph"><text:span text:style-name="T1">Council Speaker</text:span>: Presides over Council sessions, elected by Council members</text:p>
      <text:p text:style-name="Text_20_body"><text:span text:style-name="T1">Council Clerk</text:span>: Maintains Council records, manages documentation and legislative process</text:p>
      <text:h text:style-name="Heading_20_4" text:outline-level="4"><text:bookmark-start text:name="legislative-authority"/>Legislative Authority<text:bookmark-end text:name="legislative-authority"/></text:h>
      <text:p text:style-name="First_20_paragraph">The Regional Council has authority to:</text:p>
      <text:list text:style-name="L19">
        <text:list-item>
          <text:p text:style-name="P19">Pass laws and spending legislation within their jurisdiction</text:p>
        </text:list-item>
        <text:list-item>
          <text:p text:style-name="P19">Approve major appointments by the First Executive</text:p>
        </text:list-item>
        <text:list-item>
          <text:p text:style-name="P19">Conduct investigative hearings and compel witnesses</text:p>
        </text:list-item>
        <text:list-item>
          <text:p text:style-name="P19">Define representative districts (must be simple, not contorted)</text:p>
        </text:list-item>
        <text:list-item>
          <text:p text:style-name="P19">Impeach members of the Executive and Judicial branches for cause</text:p>
        </text:list-item>
        <text:list-item>
          <text:p text:style-name="P19">Charter organizations operating within the Region</text:p>
        </text:list-item>
      </text:list>
      <text:p text:style-name="First_20_paragraph">All laws must conform to the Rights of the People without exception. All meetings must be observed by Fair Witnesses or proceedings are null and void.</text:p>
      <text:h text:style-name="Heading_20_2" text:outline-level="2"><text:bookmark-start text:name="judicial-branch"/>Judicial Branch<text:bookmark-end text:name="judicial-branch"/></text:h>
      <text:p text:style-name="First_20_paragraph">The Judicial Branch provides dispute resolution, rights protection, and justice through a multi-tiered court system. All judicial proceedings are public, observed by Fair Witnesses, and decided by citizen juries.</text:p>
      <text:h text:style-name="Heading_20_3" text:outline-level="3"><text:bookmark-start text:name="office-of-guarantor-of-rights"/>Office of Guarantor of Rights<text:bookmark-end text:name="office-of-guarantor-of-rights"/></text:h>
      <text:p text:style-name="First_20_paragraph">Investigates rights violations, presents cases to Warrant Jury, watches over Sheriff and Executive officials</text:p>
      <text:h text:style-name="Heading_20_4" text:outline-level="4"><text:bookmark-start text:name="guarantor-of-rights"/>Guarantor of Rights<text:bookmark-end text:name="guarantor-of-rights"/></text:h>
      <text:p text:style-name="First_20_paragraph">Investigates rights violations and serves as watchdog over Sheriff and Executive</text:p>
      <text:p text:style-name="Text_20_body"><text:span text:style-name="T1">Responsibilities:</text:span></text:p>
      <text:list text:style-name="L20">
        <text:list-item>
          <text:p text:style-name="P20"><text:span text:style-name="T1">Rights Investigation</text:span>: Investigate violations of Rights of the People</text:p>
        </text:list-item>
        <text:list-item>
          <text:p text:style-name="P20"><text:span text:style-name="T1">Warrant Presentation</text:span>: Present evidence to Warrant Jury when search, arrest, or court appearance is required</text:p>
        </text:list-item>
        <text:list-item>
          <text:p text:style-name="P20"><text:span text:style-name="T1">Executive Oversight</text:span>: Serve as watchdog of Sheriff and other Executive Branch officials for the People</text:p>
        </text:list-item>
        <text:list-item>
          <text:p text:style-name="P20"><text:span text:style-name="T1">Impeachment Evidence</text:span>: Present evidence for impeachment of officials to the legislative body</text:p>
        </text:list-item>
      </text:list>
      <text:p text:style-name="First_20_paragraph"><text:span text:style-name="T1">Rights Investigator</text:span>: Investigates complaints of rights violations and gathers evidence</text:p>
      <text:h text:style-name="Heading_20_3" text:outline-level="3"><text:bookmark-start text:name="office-of-facilitator-of-the-court"/>Office of Facilitator of the Court<text:bookmark-end text:name="office-of-facilitator-of-the-court"/></text:h>
      <text:p text:style-name="First_20_paragraph">Presides over Major and Minor Courts, manages court process, advises jury, ensures procedural fairness</text:p>
      <text:h text:style-name="Heading_20_4" text:outline-level="4"><text:bookmark-start text:name="facilitator-of-the-court-conductor"/>Facilitator of the Court (Conductor)<text:bookmark-end text:name="facilitator-of-the-court-conductor"/></text:h>
      <text:p text:style-name="First_20_paragraph">Presides over Major and Minor Courts, manages court process and advises jury</text:p>
      <text:p text:style-name="Text_20_body"><text:span text:style-name="T1">Responsibilities:</text:span></text:p>
      <text:list text:style-name="L21">
        <text:list-item>
          <text:p text:style-name="P21"><text:span text:style-name="T1">Court Presiding</text:span>: Preside over Minor and Major Court proceedings</text:p>
        </text:list-item>
        <text:list-item>
          <text:p text:style-name="P21"><text:span text:style-name="T1">Case Classification</text:span>: Determine in which type of court (Minor or Major) the case should be heard</text:p>
        </text:list-item>
        <text:list-item>
          <text:p text:style-name="P21"><text:span text:style-name="T1">Jury Advising</text:span>: Advise the jury, clarify issues, and answer their questions</text:p>
        </text:list-item>
        <text:list-item>
          <text:p text:style-name="P21"><text:span text:style-name="T1">Case Dismissal</text:span>: Dismiss a case if that is clearly the just course of action</text:p>
        </text:list-item>
        <text:list-item>
          <text:p text:style-name="P21"><text:span text:style-name="T1">Mistrial Declaration</text:span>: Abolish a Jury ruling or declare mistrial for cause and reschedule hearing</text:p>
        </text:list-item>
        <text:list-item>
          <text:p text:style-name="P21"><text:span text:style-name="T1">Misconduct Management</text:span>: Remove anyone, even a jury member, for misconduct</text:p>
        </text:list-item>
      </text:list>
      <text:p text:style-name="First_20_paragraph"><text:span text:style-name="T1">Court Administrator</text:span>: Manages court facilities, scheduling, jury coordination, and court staff</text:p>
      <text:h text:style-name="Heading_20_3" text:outline-level="3"><text:bookmark-start text:name="office-of-public-arbitrator"/>Office of Public Arbitrator<text:bookmark-end text:name="office-of-public-arbitrator"/></text:h>
      <text:p text:style-name="First_20_paragraph">Provides voluntary arbitration services for dispute resolution outside formal court system</text:p>
      <text:h text:style-name="Heading_20_4" text:outline-level="4"><text:bookmark-start text:name="public-arbitrator"/>Public Arbitrator<text:bookmark-end text:name="public-arbitrator"/></text:h>
      <text:p text:style-name="First_20_paragraph">Provides voluntary arbitration services for dispute resolution</text:p>
      <text:p text:style-name="Text_20_body"><text:span text:style-name="T1">Responsibilities:</text:span></text:p>
      <text:list text:style-name="L22">
        <text:list-item>
          <text:p text:style-name="P22"><text:span text:style-name="T1">Case Selection</text:span>: Choose to accept cases for arbitration hearings</text:p>
        </text:list-item>
        <text:list-item>
          <text:p text:style-name="P22"><text:span text:style-name="T1">Arbitration Hearing</text:span>: Conduct arbitration hearing and listen to all parties</text:p>
        </text:list-item>
        <text:list-item>
          <text:p text:style-name="P22"><text:span text:style-name="T1">Ruling Determination</text:span>: Determine a fair and just ruling after hearing the case</text:p>
        </text:list-item>
        <text:list-item>
          <text:p text:style-name="P22"><text:span text:style-name="T1">Order Maintenance</text:span>: Remove persons from hearing for misconduct</text:p>
        </text:list-item>
      </text:list>
      <text:h text:style-name="Heading_20_3" text:outline-level="3"><text:bookmark-start text:name="court-structure"/>Court Structure<text:bookmark-end text:name="court-structure"/></text:h>
      <text:p text:style-name="First_20_paragraph">The Judicial Branch operates three types of courts:</text:p>
      <text:list text:style-name="L23">
        <text:list-item>
          <text:p text:style-name="P23"><text:span text:style-name="T1">Minor Courts</text:span>: Handle petty criminal cases with 7-person juries (6-of-7 verdict required)</text:p>
        </text:list-item>
        <text:list-item>
          <text:p text:style-name="P23"><text:span text:style-name="T1">Major Courts</text:span>: Handle serious criminal cases with 14-person juries (12-of-14 verdict required)</text:p>
        </text:list-item>
        <text:list-item>
          <text:p text:style-name="P23"><text:span text:style-name="T1">Arbitration Courts</text:span>: Voluntary binding arbitration for civil disputes</text:p>
        </text:list-item>
      </text:list>
      <text:p text:style-name="First_20_paragraph">All courts require three Certified Fair Witnesses in attendance. Juries are selected from Citizens, and the Facilitator presides to ensure procedural fairness.</text:p>
      <text:h text:style-name="Heading_20_2" text:outline-level="2"><text:bookmark-start text:name="the-fair-witness-branch"/>The Fair Witness Branch<text:bookmark-end text:name="the-fair-witness-branch"/></text:h>
      <text:p text:style-name="First_20_paragraph">The Fair Witness branch provides independent, objective observation and record-keeping for all Society operations. Inspired by Robert A. Heinlein’s “Stranger in a Strange Land”, this concept resolves a critical problem: those in power cannot be trusted to keep proper records on themselves. Fair Witnesses are trained to be impartial, non-biased witnesses with linguistic mastery and keen observation skills. Their independence ensures badly needed credibility, fairness, and openness.</text:p>
      <text:h text:style-name="Heading_20_3" text:outline-level="3"><text:bookmark-start text:name="purpose-and-independence"/>Purpose and Independence<text:bookmark-end text:name="purpose-and-independence"/></text:h>
      <text:p text:style-name="First_20_paragraph">Fair Witnesses resolve the problem of record-keeping through absolute independence. They are trained as impartial, non-biased witnesses with linguistic mastery and keen observation skills. Their role is strictly observational—they have no other authority. This is not a police role.</text:p>
      <text:p text:style-name="Text_20_body">It is a criminal act to influence a Fair Witness in any way that could compromise them. This would be a violation of Rights where the victim is the whole Society. Fair Witnesses are the only designated group with such protective status.</text:p>
      <text:h text:style-name="Heading_20_3" text:outline-level="3"><text:bookmark-start text:name="training-hierarchy"/>Training Hierarchy<text:bookmark-end text:name="training-hierarchy"/></text:h>
      <text:h text:style-name="Heading_20_4" text:outline-level="4"><text:bookmark-start text:name="fair-witness-trainee"/>Fair Witness Trainee<text:bookmark-end text:name="fair-witness-trainee"/></text:h>
      <text:p text:style-name="First_20_paragraph">Qualified person accepted into Fair Witness training program</text:p>
      <text:p text:style-name="Text_20_body">Qualified persons accepted into the program undergo 3-7 years of highly demanding training. Curriculum includes observation skills, memorization techniques, recall accuracy, documentation standards, linguistic mastery, and ethical conduct. Must pass all required coursework and testing. Graduates announced in public ceremony.</text:p>
      <text:h text:style-name="Heading_20_4" text:outline-level="4"><text:bookmark-start text:name="fair-witness-apprentice"/>Fair Witness Apprentice<text:bookmark-end text:name="fair-witness-apprentice"/></text:h>
      <text:p text:style-name="First_20_paragraph">Graduate of training program qualified to assist Certified Fair Witnesses</text:p>
      <text:p text:style-name="Text_20_body">Apprentices have completed schooling and testing but need real-world experience. Assigned to Certified Fair Witness mentor for duration and criteria set by Senior Fair Witness Panel. Not ready for independent assignment. Mentor reports to panel when ready for Certification. Certification announced in public ceremony.</text:p>
      <text:h text:style-name="Heading_20_4" text:outline-level="4"><text:bookmark-start text:name="certified-fair-witness"/>Certified Fair Witness<text:bookmark-end text:name="certified-fair-witness"/></text:h>
      <text:p text:style-name="First_20_paragraph">Certified observer qualified to record proceedings and maintain public records</text:p>
      <text:p text:style-name="Text_20_body">Full rights and privileges to assume role with trust of the People. May be assigned to independent duty with unrestricted access to Executive, Legislative, and Judicial branches. Creates and maintains records, meeting minutes, logs for all Citizens. Must wear badge/symbol/attire for open identification. Must remain sober and independent. Life appointment unless compromised, resigned, or retired.</text:p>
      <text:h text:style-name="Heading_20_4" text:outline-level="4"><text:bookmark-start text:name="senior-certified-fair-witness"/>Senior Certified Fair Witness<text:bookmark-end text:name="senior-certified-fair-witness"/></text:h>
      <text:p text:style-name="First_20_paragraph">Senior Fair Witness with extensive honorable service</text:p>
      <text:p text:style-name="Text_20_body">Eligible to serve on Fair Witness panels after specified years of CFW service. Retains CFW status. May be temporarily relieved for panel duties. Manages libraries and support staff. CFWs too demanding for managerial duties - SCFW handles administration. Hires and manages Citizen support staff who assist with day-to-day library tasks.</text:p>
      <text:h text:style-name="Heading_20_3" text:outline-level="3"><text:bookmark-start text:name="fair-witness-panels"/>Fair Witness Panels<text:bookmark-end text:name="fair-witness-panels"/></text:h>
      <text:p text:style-name="First_20_paragraph">Fair Witnesses are governed by a two-tiered panel system consistent with the Regional and World structure. These panels oversee administration of the branch, with full authority to de-certify, reprimand, or order additional training of Certified Fair Witnesses.</text:p>
      <text:h text:style-name="Heading_20_4" text:outline-level="4"><text:bookmark-start text:name="regional-fair-witness-council"/>Regional Fair Witness Council<text:bookmark-end text:name="regional-fair-witness-council"/></text:h>
      <text:p text:style-name="First_20_paragraph">Nine-member elected council managing Fair Witness operations, training, and certification in the Region</text:p>
      <text:p text:style-name="Text_20_body"><text:span text:style-name="T1">Regional Panel Structure</text:span>: Nine-member panel serving staggered 9-year terms with three members elected every three years. Only Senior Certified Fair Witnesses and Certified Fair Witnesses with 1+ year local service may vote. Panel members must have completed minimum three years as CFW. Responsible for administration, criteria implementation, performance reviews, and de-certification authority within the Region.</text:p>
      <text:h text:style-name="Heading_20_4" text:outline-level="4"><text:bookmark-start text:name="world-fair-witness-council"/>World Fair Witness Council<text:bookmark-end text:name="world-fair-witness-council"/></text:h>
      <text:p text:style-name="First_20_paragraph">Twenty-seven member council elected from Senior Certified Fair Witnesses for nine-year terms</text:p>
      <text:p text:style-name="Text_20_body"><text:span text:style-name="T1">World Panel Structure</text:span>: Nine Senior Certified Fair Witnesses serving staggered 9-year terms with three elected every three years. Only SCFW eligible to vote, preventing politicization. Panel sets criteria, training, testing, and performance standards for entire world. Selects panel leader each three-year cycle. Panel members may serve maximum 12 years.</text:p>
      <text:h text:style-name="Heading_20_3" text:outline-level="3"><text:bookmark-start text:name="fair-witness-responsibilities"/>Fair Witness Responsibilities<text:bookmark-end text:name="fair-witness-responsibilities"/></text:h>
      <text:p text:style-name="First_20_paragraph">Fair Witnesses serve as record keepers and librarians for all Society operations:</text:p>
      <text:list text:style-name="L24">
        <text:list-item>
          <text:p text:style-name="P24"><text:span text:style-name="T1">Unrestricted Access</text:span>: Fair Witnesses have unrestricted access to Executive, Legislative, and Judicial branch operations</text:p>
        </text:list-item>
        <text:list-item>
          <text:p text:style-name="P24"><text:span text:style-name="T1">Record Keeping</text:span>: Prepare and maintain meeting minutes, logs, and all manner of records</text:p>
        </text:list-item>
        <text:list-item>
          <text:p text:style-name="P24"><text:span text:style-name="T1">Library Management</text:span>: Create and maintain freely accessible libraries of records for all Citizens</text:p>
        </text:list-item>
        <text:list-item>
          <text:p text:style-name="P24"><text:span text:style-name="T1">Linguistic Mastery</text:span>: Must be fluent in all languages used in Society operations</text:p>
        </text:list-item>
        <text:list-item>
          <text:p text:style-name="P24"><text:span text:style-name="T1">Observation Only</text:span>: No other authority beyond observation and documentation</text:p>
        </text:list-item>
        <text:list-item>
          <text:p text:style-name="P24"><text:span text:style-name="T1">Identification</text:span>: Must wear visible badge, symbol, or attire to openly identify their presence</text:p>
        </text:list-item>
      </text:list>
      <text:h text:style-name="Heading_20_3" text:outline-level="3"><text:bookmark-start text:name="accountability-and-recall"/>Accountability and Recall<text:bookmark-end text:name="accountability-and-recall"/></text:h>
      <text:p text:style-name="First_20_paragraph">While Fair Witnesses hold life appointments, they can be removed for breach of trust through a careful process designed to prevent political abuse. A Citizen complaint must be endorsed by both a Regional Representative AND the Regional Executive, then approved by majority vote of the Regional Council. This same-tier requirement ensures Fair Witnesses cannot be removed for political reasons while maintaining accountability to the People.</text:p>
      <text:h text:style-name="Heading_20_2" text:outline-level="2"><text:bookmark-start text:name="world-level-governance"/>World Level Governance<text:bookmark-end text:name="world-level-governance"/></text:h>
      <text:p text:style-name="First_20_paragraph">The World tier coordinates matters that span Regions, including planetary defense, inter-Regional disputes, world-wide infrastructure, and relations with other civilizations. The World level mirrors the Regional structure with Executive, Legislative, Judicial, Fair Witness, and Military branches.</text:p>
      <text:h text:style-name="Heading_20_3" text:outline-level="3"><text:bookmark-start text:name="world-executive-branch"/>World Executive Branch<text:bookmark-end text:name="world-executive-branch"/></text:h>
      <text:p text:style-name="First_20_paragraph">The World Executive administers planetary-scale services, infrastructure, and operations. It coordinates between Regions and manages relations with external parties.</text:p>
      <text:h text:style-name="Heading_20_4" text:outline-level="4"><text:bookmark-start text:name="world-executive-council"/>World Executive Council<text:bookmark-end text:name="world-executive-council"/></text:h>
      <text:p text:style-name="First_20_paragraph">Five-member council coordinating world-level executive functions with rotational leadership</text:p>
      <text:p text:style-name="Text_20_body"><text:span text:style-name="T1">Key Responsibilities:</text:span></text:p>
      <text:list text:style-name="L25">
        <text:list-item>
          <text:p text:style-name="P25">Sign or veto bills approved by World Legislature</text:p>
        </text:list-item>
        <text:list-item>
          <text:p text:style-name="P25">Appoint Senior Military Officer (pending Senate approval)</text:p>
        </text:list-item>
        <text:list-item>
          <text:p text:style-name="P25">Primary civilian oversight of the Military</text:p>
        </text:list-item>
        <text:list-item>
          <text:p text:style-name="P25">Coordinate world-wide infrastructure projects</text:p>
        </text:list-item>
        <text:list-item>
          <text:p text:style-name="P25">Space exploration and off-planet civilian operations</text:p>
        </text:list-item>
      </text:list>
      <text:h text:style-name="Heading_20_4" text:outline-level="4"><text:bookmark-start text:name="office-of-world-administrator"/>Office of World Administrator<text:bookmark-end text:name="office-of-world-administrator"/></text:h>
      <text:p text:style-name="First_20_paragraph">Coordinates standards, best practices, and inter-regional administrative matters</text:p>
      <text:h text:style-name="Heading_20_4" text:outline-level="4"><text:bookmark-start text:name="office-of-world-treasurer"/>Office of World Treasurer<text:bookmark-end text:name="office-of-world-treasurer"/></text:h>
      <text:p text:style-name="First_20_paragraph">Manages world currency, coordinates regional financial systems, oversees world budget</text:p>
      <text:h text:style-name="Heading_20_4" text:outline-level="4"><text:bookmark-start text:name="office-of-world-ambassador"/>Office of World Ambassador<text:bookmark-end text:name="office-of-world-ambassador"/></text:h>
      <text:p text:style-name="First_20_paragraph">Manages relations with external entities and coordinates inter-regional diplomatic efforts</text:p>
      <text:h text:style-name="Heading_20_4" text:outline-level="4"><text:bookmark-start text:name="office-of-world-sheriff"/>Office of World Sheriff<text:bookmark-end text:name="office-of-world-sheriff"/></text:h>
      <text:p text:style-name="First_20_paragraph">Coordinates inter-regional law enforcement, assists with crimes spanning multiple Regions</text:p>
      <text:h text:style-name="Heading_20_4" text:outline-level="4"><text:bookmark-start text:name="office-of-world-environmental-guardian"/>Office of World Environmental Guardian<text:bookmark-end text:name="office-of-world-environmental-guardian"/></text:h>
      <text:p text:style-name="First_20_paragraph">Coordinates world-wide environmental monitoring, sets world environmental standards</text:p>
      <text:h text:style-name="Heading_20_3" text:outline-level="3"><text:bookmark-start text:name="world-legislative-branch"/>World Legislative Branch<text:bookmark-end text:name="world-legislative-branch"/></text:h>
      <text:p text:style-name="First_20_paragraph">The World Legislature consists of two bodies: the Council of the Regions (similar to a Senate) representing Regional interests, and the World Council of the People providing direct representation.</text:p>
      <text:h text:style-name="Heading_20_4" text:outline-level="4"><text:bookmark-start text:name="council-of-the-regions"/>Council of the Regions<text:bookmark-end text:name="council-of-the-regions"/></text:h>
      <text:p text:style-name="First_20_paragraph">Legislative body with equal representation from each Region</text:p>
      <text:p text:style-name="Text_20_body"><text:span text:style-name="T1">Authority:</text:span></text:p>
      <text:list text:style-name="L26">
        <text:list-item>
          <text:p text:style-name="P26">Approve Senior Military Officer appointment</text:p>
        </text:list-item>
        <text:list-item>
          <text:p text:style-name="P26">Approve treaties before submission to Citizens for ratification</text:p>
        </text:list-item>
        <text:list-item>
          <text:p text:style-name="P26">Provide oversight of World Executive operations</text:p>
        </text:list-item>
      </text:list>
      <text:h text:style-name="Heading_20_4" text:outline-level="4"><text:bookmark-start text:name="world-council-of-the-people"/>World Council of the People<text:bookmark-end text:name="world-council-of-the-people"/></text:h>
      <text:p text:style-name="First_20_paragraph">Population-based legislative body representing all members of Terran Society</text:p>
      <text:p text:style-name="Text_20_body"><text:span text:style-name="T1">Legislative Authority:</text:span></text:p>
      <text:list text:style-name="L27">
        <text:list-item>
          <text:p text:style-name="P27">Military oversight and resource allocation</text:p>
        </text:list-item>
        <text:list-item>
          <text:p text:style-name="P27">World-wide standards (weights, measures, timekeeping)</text:p>
        </text:list-item>
        <text:list-item>
          <text:p text:style-name="P27">Laws of world commerce and infrastructure</text:p>
        </text:list-item>
        <text:list-item>
          <text:p text:style-name="P27">Charter organizations operating on planetary scale or in space</text:p>
        </text:list-item>
        <text:list-item>
          <text:p text:style-name="P27">Define structure and procedures of World institutions</text:p>
        </text:list-item>
      </text:list>
      <text:h text:style-name="Heading_20_3" text:outline-level="3"><text:bookmark-start text:name="world-judicial-system"/>World Judicial System<text:bookmark-end text:name="world-judicial-system"/></text:h>
      <text:p text:style-name="First_20_paragraph">The World Court operates differently from Regional courts. It handles disputes between Regions or between Terran Society and external parties. It is not a criminal court.</text:p>
      <text:p text:style-name="Text_20_body"><text:span text:style-name="T1">World Court Structure:</text:span></text:p>
      <text:list text:style-name="L28">
        <text:list-item>
          <text:p text:style-name="P28"><text:span text:style-name="T1">Conductor</text:span>: Elected by sitting Regional Facilitators, must have served at least one full term at Regional level</text:p>
        </text:list-item>
        <text:list-item>
          <text:p text:style-name="P28"><text:span text:style-name="T1">Jury</text:span>: 21 jurors selected from Citizens who served at least one term in World Legislature</text:p>
        </text:list-item>
        <text:list-item>
          <text:p text:style-name="P28"><text:span text:style-name="T1">Verdict</text:span>: Requires 19-of-21 majority vote</text:p>
        </text:list-item>
        <text:list-item>
          <text:p text:style-name="P28"><text:span text:style-name="T1">Fair Witnesses</text:span>: Three Certified Fair Witnesses required in attendance</text:p>
        </text:list-item>
        <text:list-item>
          <text:p text:style-name="P28"><text:span text:style-name="T1">Purpose</text:span>: Serious dispute resolution between Regions, or between Terran Society and outside parties (other civilizations, non-humans)</text:p>
        </text:list-item>
      </text:list>
      <text:p text:style-name="First_20_paragraph">The World Court’s decisions are binding on the parties. Treaty disputes may be resolved here, but any resulting treaty still requires ratification by vote of all Citizens.</text:p>
      <text:h text:style-name="Heading_20_3" text:outline-level="3"><text:bookmark-start text:name="world-fair-witness-branch"/>World Fair Witness Branch<text:bookmark-end text:name="world-fair-witness-branch"/></text:h>
      <text:p text:style-name="First_20_paragraph">The World Fair Witness Council operates at planetary scale, setting standards and criteria for all Fair Witness training, testing, and certification.</text:p>
      <text:p text:style-name="Text_20_body">Twenty-seven member council elected from Senior Certified Fair Witnesses for nine-year terms</text:p>
      <text:p text:style-name="Text_20_body">See the Fair Witness Branch chapter for details on the World Fair Witness Council structure and authority.</text:p>
      <text:h text:style-name="Heading_20_3" text:outline-level="3"><text:bookmark-start text:name="military-branch"/>Military Branch<text:bookmark-end text:name="military-branch"/></text:h>
      <text:p text:style-name="First_20_paragraph">The Military Branch exists solely at the World level and operates under strict civilian oversight. It is responsible for planetary defense and intelligence gathering.</text:p>
      <text:h text:style-name="Heading_20_4" text:outline-level="4"><text:bookmark-start text:name="world-defense-force"/>World Defense Force<text:bookmark-end text:name="world-defense-force"/></text:h>
      <text:p text:style-name="First_20_paragraph">Unified military organization for world defense with minimal active duty and large reserve force</text:p>
      <text:p text:style-name="Text_20_body"><text:span text:style-name="T1">Key Principles:</text:span></text:p>
      <text:list text:style-name="L29">
        <text:list-item>
          <text:p text:style-name="P29"><text:span text:style-name="T1">Civilian Oversight</text:span>: Senior Military Officer appointed by World Executive, approved by Senate</text:p>
        </text:list-item>
        <text:list-item>
          <text:p text:style-name="P29"><text:span text:style-name="T1">Unified Structure</text:span>: Single organization with departmentalized functions</text:p>
        </text:list-item>
        <text:list-item>
          <text:p text:style-name="P29"><text:span text:style-name="T1">Defensive Purpose</text:span>: Primary mission is planetary defense, not offensive operations</text:p>
        </text:list-item>
        <text:list-item>
          <text:p text:style-name="P29"><text:span text:style-name="T1">Limited Authority</text:span>: Cannot act without civilian authorization</text:p>
        </text:list-item>
        <text:list-item>
          <text:p text:style-name="P29"><text:span text:style-name="T1">Transparency</text:span>: Operations observed by Fair Witnesses where practical and appropriate</text:p>
        </text:list-item>
      </text:list>
      <text:h text:style-name="Heading_20_4" text:outline-level="4"><text:bookmark-start text:name="defense-force-intelligence"/>Defense Force Intelligence<text:bookmark-end text:name="defense-force-intelligence"/></text:h>
      <text:p text:style-name="First_20_paragraph">Intelligence collection and analysis for world defense, subject to oversight</text:p>
      <text:h text:style-name="Heading_20_4" text:outline-level="4"><text:bookmark-start text:name="defense-force-council"/>Defense Force Council<text:bookmark-end text:name="defense-force-council"/></text:h>
      <text:p text:style-name="First_20_paragraph">Nine-member council commanding the Defense Force with mixed civilian and military membership</text:p>
      <text:p text:style-name="Text_20_body"><text:span text:style-name="T1">Military Accountability:</text:span></text:p>
      <text:list text:style-name="L30">
        <text:list-item>
          <text:p text:style-name="P30">Resource allocation controlled by World Legislature</text:p>
        </text:list-item>
        <text:list-item>
          <text:p text:style-name="P30">Operations subject to World Executive approval</text:p>
        </text:list-item>
        <text:list-item>
          <text:p text:style-name="P30">Personnel bound by the Rights of the People</text:p>
        </text:list-item>
        <text:list-item>
          <text:p text:style-name="P30">Subject to impeachment and removal for violations</text:p>
        </text:list-item>
      </text:list>
      <text:h text:style-name="Heading_20_2" text:outline-level="2"><text:bookmark-start text:name="processes-and-procedures"/>Processes and Procedures<text:bookmark-end text:name="processes-and-procedures"/></text:h>
      <text:p text:style-name="First_20_paragraph">Terran Society operates through clearly defined processes that ensure transparency, fairness, and accountability. These processes govern elections, judicial proceedings, and Fair Witness certification.</text:p>
      <text:h text:style-name="Heading_20_3" text:outline-level="3"><text:bookmark-start text:name="election-processes"/>Election Processes<text:bookmark-end text:name="election-processes"/></text:h>
      <text:h text:style-name="Heading_20_4" text:outline-level="4"><text:bookmark-start text:name="district-council-of-elders-election-process"/>District Council of Elders Election Process<text:bookmark-end text:name="district-council-of-elders-election-process"/></text:h>
      <text:p text:style-name="First_20_paragraph">Three-year election cycle with staggered terms. One-third of Elders up for election each year. Seven to nine Elders depending on District population. No term limits. Candidates must demonstrate compassion and love for children, preferably at least 55 years of age. Physical ballots verified by voters, counted publicly, retained for 10 years. No party affiliation required, no money in campaigns.</text:p>
      <text:h text:style-name="Heading_20_4" text:outline-level="4"><text:bookmark-start text:name="regional-council-representative-election"/>Regional Council Representative Election<text:bookmark-end text:name="regional-council-representative-election"/></text:h>
      <text:p text:style-name="First_20_paragraph">Each District elects one Representative to Regional Council of the People. Provides direct representation in Regional legislation. Elections managed by Administrator Department with transparent candidate disclosure, public forums for debate, physical ballots verified and counted publicly.</text:p>
      <text:h text:style-name="Heading_20_3" text:outline-level="3"><text:bookmark-start text:name="judicial-processes"/>Judicial Processes<text:bookmark-end text:name="judicial-processes"/></text:h>
      <text:h text:style-name="Heading_20_4" text:outline-level="4"><text:bookmark-start text:name="regional-minor-court-procedure"/>Regional Minor Court Procedure<text:bookmark-end text:name="regional-minor-court-procedure"/></text:h>
      <text:p text:style-name="First_20_paragraph">Handles petty criminal cases. Seven-person jury requires 6-of-7 verdict to resolve case. Facilitator of the Court (Conductor) presides, manages process, advises jury, ensures procedural fairness. Three Certified Fair Witnesses must be in attendance. Jury selected from Citizens.</text:p>
      <text:h text:style-name="Heading_20_4" text:outline-level="4"><text:bookmark-start text:name="regional-major-court-procedure"/>Regional Major Court Procedure<text:bookmark-end text:name="regional-major-court-procedure"/></text:h>
      <text:p text:style-name="First_20_paragraph">Handles serious criminal cases. Fourteen-person jury requires 12-of-14 verdict to resolve case. Facilitator of the Court presides. Three Certified Fair Witnesses required. More serious matters with higher threshold for conviction.</text:p>
      <text:h text:style-name="Heading_20_4" text:outline-level="4"><text:bookmark-start text:name="world-court-procedure"/>World Court Procedure<text:bookmark-end text:name="world-court-procedure"/></text:h>
      <text:p text:style-name="First_20_paragraph">Handles disputes between Regions or between World Society and outside parties. Twenty-one person jury requires 19-of-21 vote. Jury selected from Citizens who served at least one term in World Legislature. Three Certified Fair Witnesses required. Conductor elected by sitting Regional Conductors, must have served at least one full six-year term as Regional Conductor.</text:p>
      <text:h text:style-name="Heading_20_3" text:outline-level="3"><text:bookmark-start text:name="fair-witness-processes"/>Fair Witness Processes<text:bookmark-end text:name="fair-witness-processes"/></text:h>
      <text:h text:style-name="Heading_20_4" text:outline-level="4"><text:bookmark-start text:name="fair-witness-training-and-certification-process"/>Fair Witness Training and Certification Process<text:bookmark-end text:name="fair-witness-training-and-certification-process"/></text:h>
      <text:p text:style-name="First_20_paragraph">Phase 1: Trainee - Qualified applicants undergo 3-7 years training in observation, memorization, recall, documentation, linguistics, ethics. Graduate in public ceremony. Phase 2: Apprentice - Assigned to mentor for real-world experience, duration set by Senior Panel. Phase 3: Certification - Mentor reports readiness to panel, public certification ceremony grants full CFW status with unrestricted access and life appointment.</text:p>
      <text:h text:style-name="Heading_20_3" text:outline-level="3"><text:bookmark-start text:name="election-processes-1"/>Election Processes<text:bookmark-end text:name="election-processes-1"/></text:h>
      <text:h text:style-name="Heading_20_4" text:outline-level="4"><text:bookmark-start text:name="fair-witness-council-election-process"/>Fair Witness Council Election Process<text:bookmark-end text:name="fair-witness-council-election-process"/></text:h>
      <text:p text:style-name="First_20_paragraph">Regional: Nine members, staggered 9-year terms, three elected every three years. Only SCFW and CFW with 1+ year local service may vote. CFW with 3+ years may be nominated. World: Nine SCFW members, same term structure. Only SCFW may vote or be nominated. Prevents politicization. Panel selects leader every three years.</text:p>
      <text:h text:style-name="Heading_20_3" text:outline-level="3"><text:bookmark-start text:name="fair-witness-processes-1"/>Fair Witness Processes<text:bookmark-end text:name="fair-witness-processes-1"/></text:h>
      <text:h text:style-name="Heading_20_4" text:outline-level="4"><text:bookmark-start text:name="fair-witness-de-certification-process"/>Fair Witness De-certification Process<text:bookmark-end text:name="fair-witness-de-certification-process"/></text:h>
      <text:p text:style-name="First_20_paragraph">Citizen complaint of breach of trust submitted to Fair Witness Panel. If unresolved, requires endorsement by Regional Representative AND Regional Executive. Only with majority vote by Regional Council and First Executive signature can Fair Witness be stripped of status. Same-tier endorsement required to prevent political abuse. Life appointment otherwise.</text:p>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world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Society proceedings objectively.</text:p>
      <text:p text:style-name="Text_20_body"><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pan text:style-name="T1">Office of Regional Treasurer</text:span>: Manages regional budget, taxation, benefits accounts, audits, and financial oversight</text:p>
      <text:p text:style-name="Text_20_body"><text:span text:style-name="T1">Office of World Administrator</text:span>: Coordinates standards, best practices, and inter-regional administrative matters</text:p>
      <text:p text:style-name="Text_20_body"><text:span text:style-name="T1">Office of World Ambassador</text:span>: Manages relations with external entities and coordinates inter-regional diplomatic efforts</text:p>
      <text:p text:style-name="Text_20_body"><text:span text:style-name="T1">Office of World Environmental Guardian</text:span>: Coordinates world-wide environmental monitoring, sets world environmental standards</text:p>
      <text:p text:style-name="Text_20_body"><text:span text:style-name="T1">Office of World Sheriff</text:span>: Coordinates inter-regional law enforcement, assists with crimes spanning multiple Regions</text:p>
      <text:p text:style-name="Text_20_body"><text:span text:style-name="T1">Office of World Treasurer</text:span>: Manages world currency, coordinates regional financial systems, oversees world budget</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text:p text:style-name="Text_20_body"><text:span text:style-name="T1">World Council of the People</text:span>: Population-based legislative body representing all members of Terran Society</text:p>
      <text:p text:style-name="Text_20_body"><text:span text:style-name="T1">World Defense Force</text:span>: Unified military organization for world defense with minimal active duty and large reserve force</text:p>
      <text:p text:style-name="Text_20_body"><text:span text:style-name="T1">World Executive Council</text:span>: Five-member council coordinating world-level executive functions with rotational leadership</text:p>
      <text:p text:style-name="Text_20_body"><text:span text:style-name="T1">World Fair Witness Council</text:span>: Twenty-seven member council elected from Senior Certified Fair Witnesses for nine-year terms</text:p>
    </office:text>
  </office:body>
</office:document-content>
</file>

<file path=styles.xml><?xml version="1.0" encoding="utf-8"?>
<office:document-styles xmlns:fo="urn:oasis:names:tc:opendocument:xmlns:xsl-fo-compatible:1.0" xmlns:ns2="urn:oasis:names:tc:opendocument:xmlns:svg-compatible:1.0" xmlns:ns4="urn:oasis:names:tc:opendocument:xmlns:drawing:1.0" xmlns:ns5="urn:oasis:names:tc:opendocument:xmlns:table:1.0" xmlns:office="urn:oasis:names:tc:opendocument:xmlns:office:1.0" xmlns:style="urn:oasis:names:tc:opendocument:xmlns:style:1.0" xmlns:text="urn:oasis:names:tc:opendocument:xmlns:text:1.0" office:version="1.3">
  <office:font-face-decls>
    <style:font-face style:name="StarSymbol" ns2:font-family="StarSymbol"/>
    <style:font-face style:name="Tahoma1" ns2:font-family="Tahoma"/>
    <style:font-face style:name="Courier New" ns2:font-family="'Courier New'" style:font-family-generic="modern" style:font-pitch="fixed"/>
    <style:font-face style:name="Times New Roman" ns2:font-family="'Times New Roman'" style:font-family-generic="roman" style:font-pitch="variable"/>
    <style:font-face style:name="Arial" ns2:font-family="Arial" style:font-family-generic="swiss" style:font-pitch="variable"/>
    <style:font-face style:name="Lucida Sans Unicode" ns2:font-family="'Lucida Sans Unicode'" style:font-family-generic="system" style:font-pitch="variable"/>
    <style:font-face style:name="Tahoma" ns2:font-family="Tahoma" style:font-family-generic="system" style:font-pitch="variable"/>
  </office:font-face-decls>
  <office:styles>
    <style:default-style style:family="graphic">
      <style:graphic-properties fo:wrap-option="wrap" ns4:shadow-offset-x="0.1181in" ns4:shadow-offset-y="0.1181in" ns4:start-line-spacing-horizontal="0.1114in" ns4:start-line-spacing-vertical="0.1114in" ns4:end-line-spacing-horizontal="0.1114in" ns4: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ns5:border-model="collapsing"/>
    </style:default-style>
    <style:default-style style:family="table-row">
      <style:table-row-properties fo:keep-together="auto"/>
    </style:default-style>
    <style:style style:name="Standard" style:family="paragraph" style:class="text"/>
    <style:style style:name="Pagebreak" style:family="paragraph" style:parent-style-name="Standard">
      <style:paragraph-properties fo:break-after="pag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text:span>Terran Society: A New Social Contract</text:span></text:p>
      </style:header>
      <style:footer>
        <text:p text:style-name="Footer"><text:page-number text:select-page="current">1</text:page-number><text:span> — Draft v1.0 — 202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12-28T06:32:25Z</meta:creation-date>
    <dc:date>2025-12-28T06:32:25Z</dc:date>
  </office:meta>
</office:document-meta>
</file>